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ffee Shop Code</text:p>
      <text:p text:style-name="Normal"/>
      <text:p text:style-name="Normal">-- To check all the column names in my data<text:s/></text:p>
      <text:p text:style-name="Normal">-- To check the data types in my data</text:p>
      <text:p text:style-name="Normal"/>
      <text:p text:style-name="Normal">SELECT *</text:p>
      <text:p text:style-name="Normal">FROM "BRIGHT_COFFEE"."BRIGHT_COFFEE"."BCOFFEE"</text:p>
      <text:p text:style-name="Normal">LIMIT 10;</text:p>
      <text:p text:style-name="Normal"/>
      <text:p text:style-name="Normal">------------------------------</text:p>
      <text:p text:style-name="Normal">-- I want to check my categorical columns</text:p>
      <text:p text:style-name="Normal">SELECT DISTINCT store_location</text:p>
      <text:p text:style-name="Normal">FROM "BRIGHT_COFFEE"."BRIGHT_COFFEE"."BCOFFEE";</text:p>
      <text:p text:style-name="Normal"/>
      <text:p text:style-name="Normal">-- I want to check my categorical columns</text:p>
      <text:p text:style-name="Normal">SELECT DISTINCT product_category</text:p>
      <text:p text:style-name="Normal">FROM "BRIGHT_COFFEE"."BRIGHT_COFFEE"."BCOFFEE";</text:p>
      <text:p text:style-name="Normal"/>
      <text:p text:style-name="Normal">---------------------------------------------------------</text:p>
      <text:p text:style-name="Normal">SELECT MIN(transaction_date) AS first_opening_date</text:p>
      <text:p text:style-name="Normal">FROM "BRIGHT_COFFEE"."BRIGHT_COFFEE"."BCOFFEE";</text:p>
      <text:p text:style-name="Normal"/>
      <text:p text:style-name="Normal"/>
      <text:p text:style-name="Normal">SELECT MIN(transaction_time) AS opening_time</text:p>
      <text:p text:style-name="Normal">FROM "BRIGHT_COFFEE"."BRIGHT_COFFEE"."BCOFFEE";</text:p>
      <text:p text:style-name="Normal"/>
      <text:p text:style-name="Normal"/>
      <text:p text:style-name="Normal"/>
      <text:p text:style-name="Normal">SELECT MAX (transaction_date) As last_operating_date</text:p>
      <text:p text:style-name="Normal">FROM "BRIGHT_COFFEE"."BRIGHT_COFFEE"."BCOFFEE";</text:p>
      <text:p text:style-name="Normal"/>
      <text:soft-page-break/>
      <text:p text:style-name="Normal">SELECT MAX (transaction_time) As closing_time</text:p>
      <text:p text:style-name="Normal">FROM "BRIGHT_COFFEE"."BRIGHT_COFFEE"."BCOFFEE";</text:p>
      <text:p text:style-name="Normal"/>
      <text:p text:style-name="Normal">-------------------------------------------------------</text:p>
      <text:p text:style-name="Normal"/>
      <text:p text:style-name="Normal">SELECT transaction_date,</text:p>
      <text:p text:style-name="Normal"><text:s text:c="7"/>DAYNAME(transaction_date) AS day_name,</text:p>
      <text:p text:style-name="Normal"><text:s text:c="7"/>CASE</text:p>
      <text:p text:style-name="Normal"><text:s text:c="8"/>WHEN day_name IN ('Sun', 'Sat') THEN 'Weekend'</text:p>
      <text:p text:style-name="Normal"><text:s text:c="8"/>ELSE 'Weekday' <text:s/></text:p>
      <text:p text:style-name="Normal"><text:s text:c="8"/>END AS day_classification,</text:p>
      <text:p text:style-name="Normal"><text:s text:c="8"/>MONTHNAME(transaction_date) AS month_name,</text:p>
      <text:p text:style-name="Normal"><text:s text:c="8"/>transaction_time,</text:p>
      <text:p text:style-name="Normal"><text:s text:c="11"/>CASE</text:p>
      <text:p text:style-name="Normal"><text:s text:c="15"/>WHEN transaction_time BETWEEN '06:00:00' AND '11:59:59' THEN 'Morning'</text:p>
      <text:p text:style-name="Normal"><text:s text:c="15"/>WHEN transaction_time BETWEEN '12:00:00' AND '16:59:59' THEN 'Afternoon'</text:p>
      <text:p text:style-name="Normal"><text:s text:c="15"/>WHEN transaction_time &gt;= '17:00:00' THEN 'Evening'</text:p>
      <text:p text:style-name="Normal"><text:s text:c="12"/>END AS time_classification,</text:p>
      <text:p text:style-name="Normal"><text:s text:c="8"/>HOUR (transaction_time) AS hour_of_day,</text:p>
      <text:p text:style-name="Normal"><text:s text:c="7"/></text:p>
      <text:p text:style-name="Normal">-------- Categorical data <text:s text:c="5"/></text:p>
      <text:p text:style-name="Normal"><text:s text:c="8"/>store_location,</text:p>
      <text:p text:style-name="Normal"><text:s text:c="8"/>product_category,</text:p>
      <text:p text:style-name="Normal"><text:s text:c="8"/>product_type,</text:p>
      <text:p text:style-name="Normal"><text:s text:c="8"/>product_detail,</text:p>
      <text:p text:style-name="Normal"/>
      <text:p text:style-name="Normal">------- ID's</text:p>
      <text:p text:style-name="Normal"><text:s text:c="8"/>COUNT(DISTINCT transaction_id) AS number_of_sales,</text:p>
      <text:p text:style-name="Normal"/>
      <text:p text:style-name="Normal">---- Revenue calculation</text:p>
      <text:p text:style-name="Normal"><text:s text:c="8"/>SUM(transaction_qty*unit_price) AS Revenue</text:p>
      <text:soft-page-break/>
      <text:p text:style-name="Normal"><text:s text:c="8"/></text:p>
      <text:p text:style-name="Normal">FROM "BRIGHT_COFFEE"."BRIGHT_COFFEE"."BCOFFEE"</text:p>
      <text:p text:style-name="Normal">GROUP BY ALL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ethokuhle Mathebula</meta:initial-creator>
    <dc:creator>Lethokuhle Mathebula</dc:creator>
    <meta:creation-date>2025-10-27T11:55:00Z</meta:creation-date>
    <dc:date>2025-10-27T11:55:00Z</dc:date>
    <meta:template xlink:href="Normal" xlink:type="simple"/>
    <meta:editing-cycles>1</meta:editing-cycles>
    <meta:editing-duration>PT0S</meta:editing-duration>
    <meta:document-statistic meta:page-count="3" meta:paragraph-count="3" meta:word-count="288" meta:character-count="1927" meta:row-count="13" meta:non-whitespace-character-count="1642"/>
  </office:meta>
</office:document-meta>
</file>